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Droid Sans" svg:font-family="'Droid Sans'"/>
    <style:font-face style:name="Georgia" svg:font-family="Georgia"/>
    <style:font-face style:name="Droid Sans Mono" svg:font-family="'Droid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104in" fo:margin-left="0.059in" table:align="left" style:writing-mode="lr-tb"/>
    </style:style>
    <style:style style:name="Table1.A" style:family="table-column">
      <style:table-column-properties style:column-width="6.5104in"/>
    </style:style>
    <style:style style:name="Table1.A1" style:family="table-cell">
      <style:table-cell-properties style:vertical-align="top" fo:background-color="#d9d9d9" fo:padding="0.0694in" fo:border="1pt solid #ffffff">
        <style:background-image/>
      </style:table-cell-properties>
    </style:style>
    <style:style style:name="Table2" style:family="table">
      <style:table-properties style:width="6.4847in" fo:margin-left="0.075in" fo:break-before="auto" fo:break-after="auto" table:align="left" style:writing-mode="lr-tb"/>
    </style:style>
    <style:style style:name="Table2.A" style:family="table-column">
      <style:table-column-properties style:column-width="3.3958in"/>
    </style:style>
    <style:style style:name="Table2.B" style:family="table-column">
      <style:table-column-properties style:column-width="3.0889in"/>
    </style:style>
    <style:style style:name="Table2.A1" style:family="table-cell">
      <style:table-cell-properties style:vertical-align="top" fo:background-color="#ffffff" fo:padding-left="0.075in" fo:padding-right="0.075in" fo:padding-top="0in" fo:padding-bottom="0in" fo:border="0.75pt solid #dbe5f1">
        <style:background-image/>
      </style:table-cell-properties>
    </style:style>
    <style:style style:name="P1" style:family="paragraph" style:parent-style-name="Standard">
      <style:paragraph-properties fo:margin-top="0in" fo:margin-bottom="0.139in" fo:line-height="115%" fo:break-before="auto" fo:break-after="auto" style:writing-mode="lr-tb">
        <style:tab-stops>
          <style:tab-stop style:position="0.5in"/>
        </style:tab-stops>
      </style:paragraph-properties>
    </style:style>
    <style:style style:name="P2"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ab-stops>
          <style:tab-stop style:position="0.5in"/>
        </style:tab-stops>
      </style:paragraph-properties>
    </style:style>
    <style:style style:name="P3" style:family="paragraph" style:parent-style-name="Standard">
      <style:paragraph-properties fo:margin-left="0in" fo:margin-right="0in" fo:margin-top="0in" fo:margin-bottom="0.139in" fo:line-height="115%" fo:text-align="justify" style:justify-single-word="false" fo:text-indent="0in" style:auto-text-indent="false" fo:break-before="auto" fo:break-after="auto" style:writing-mode="lr-tb">
        <style:tab-stops>
          <style:tab-stop style:position="0.5in"/>
        </style:tab-stops>
      </style:paragraph-properties>
    </style:style>
    <style:style style:name="P4" style:family="paragraph" style:parent-style-name="Standard">
      <style:paragraph-properties fo:margin-left="0in" fo:margin-right="0in" fo:margin-top="0in" fo:margin-bottom="0.139in" fo:line-height="115%" fo:text-align="start" style:justify-single-word="false" fo:text-indent="0in" style:auto-text-indent="false" fo:break-before="auto" fo:break-after="auto" style:writing-mode="lr-tb">
        <style:tab-stops>
          <style:tab-stop style:position="0.5in"/>
        </style:tab-stops>
      </style:paragraph-properties>
    </style:style>
    <style:style style:name="P5" style:family="paragraph" style:parent-style-name="Standard" style:master-page-name="Standard">
      <style:paragraph-properties fo:margin-top="0in" fo:margin-bottom="0.139in" fo:line-height="115%" fo:text-align="center" style:justify-single-word="false" style:page-number="auto" fo:break-before="auto" fo:break-after="auto" style:writing-mode="lr-tb">
        <style:tab-stops>
          <style:tab-stop style:position="0.5in"/>
        </style:tab-stops>
      </style:paragraph-properties>
    </style:style>
    <style:style style:name="P6" style:family="paragraph" style:parent-style-name="Standard" style:list-style-name="L1">
      <style:paragraph-properties fo:margin-top="0in" fo:margin-bottom="0.139in" fo:line-height="115%" fo:text-align="start" style:justify-single-word="false" style:writing-mode="lr-tb">
        <style:tab-stops>
          <style:tab-stop style:position="0.5in"/>
        </style:tab-stops>
      </style:paragraph-properties>
      <style:text-properties fo:color="#00000a" style:text-line-through-style="none" style:font-name="Droid Sans" fo:font-size="11pt" fo:font-style="normal" style:text-underline-style="none" fo:font-weight="normal" style:font-name-asian="Droid Sans" style:font-size-asian="11pt" style:font-style-asian="normal" style:font-weight-asian="normal" style:font-name-complex="Droid Sans" style:font-size-complex="11pt" style:font-style-complex="normal" style:font-weight-complex="normal"/>
    </style:style>
    <style:style style:name="P7" style:family="paragraph" style:parent-style-name="Standard">
      <style:paragraph-properties fo:margin-top="0in" fo:margin-bottom="0.139in" fo:line-height="115%" style:writing-mode="lr-tb">
        <style:tab-stops>
          <style:tab-stop style:position="0.5in"/>
        </style:tab-stops>
      </style:paragraph-properties>
    </style:style>
    <style:style style:name="P8" style:family="paragraph" style:parent-style-name="Standard">
      <style:paragraph-properties fo:margin-top="0in" fo:margin-bottom="0.139in" fo:line-height="115%" fo:break-before="auto" fo:break-after="auto" style:writing-mode="lr-tb">
        <style:tab-stops>
          <style:tab-stop style:position="0.5in"/>
        </style:tab-stops>
      </style:paragraph-properties>
    </style:style>
    <style:style style:name="P9" style:family="paragraph" style:parent-style-name="Standard" style:list-style-name="LS1">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10" style:family="paragraph" style:parent-style-name="Standard" style:list-style-name="LS2">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11" style:family="paragraph" style:parent-style-name="Standard" style:list-style-name="LS3">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12" style:family="paragraph" style:parent-style-name="Standard" style:list-style-name="LS4">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13" style:family="paragraph" style:parent-style-name="Standard" style:list-style-name="LS6">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14" style:family="paragraph" style:parent-style-name="Standard" style:list-style-name="LS3">
      <style:paragraph-properties fo:margin-left="0in" fo:margin-right="0in" fo:margin-top="0in" fo:margin-bottom="0in" fo:line-height="115%" fo:text-align="start" style:justify-single-word="false" fo:text-indent="0in" style:auto-text-indent="false" style:writing-mode="lr-tb"/>
    </style:style>
    <style:style style:name="P15" style:family="paragraph" style:parent-style-name="Standard">
      <style:paragraph-properties fo:margin-left="0in" fo:margin-right="0in" fo:margin-top="0in" fo:margin-bottom="0.139in" fo:line-height="115%" fo:text-align="justify" style:justify-single-word="false" fo:text-indent="0in" style:auto-text-indent="false" fo:break-before="auto" fo:break-after="auto" style:writing-mode="lr-tb">
        <style:tab-stops>
          <style:tab-stop style:position="0.5in"/>
        </style:tab-stops>
      </style:paragraph-properties>
      <style:text-properties fo:color="#00000a" style:text-line-through-style="none" style:font-name="Droid Sans" fo:font-size="14pt" fo:font-style="normal" style:text-underline-style="none" fo:font-weight="bold" style:font-name-asian="Droid Sans" style:font-size-asian="14pt" style:font-style-asian="normal" style:font-weight-asian="bold" style:font-name-complex="Droid Sans" style:font-size-complex="14pt" style:font-style-complex="normal" style:font-weight-complex="bold"/>
    </style:style>
    <style:style style:name="T1" style:family="text">
      <style:text-properties fo:color="#00000a" style:font-name="Droid Sans" fo:font-size="14pt" fo:font-weight="bold" style:font-name-asian="Droid Sans" style:font-size-asian="14pt" style:font-weight-asian="bold" style:font-name-complex="Droid Sans" style:font-size-complex="14pt" style:font-weight-complex="bold"/>
    </style:style>
    <style:style style:name="T2" style:family="text">
      <style:text-properties fo:color="#00000a" style:font-name="Droid Sans" style:font-name-asian="Droid Sans" style:font-name-complex="Droid Sans"/>
    </style:style>
    <style:style style:name="T3" style:family="text">
      <style:text-properties fo:color="#00000a" style:font-name="Droid Sans" fo:font-size="11pt" style:font-name-asian="Droid Sans" style:font-size-asian="11pt" style:font-name-complex="Droid Sans" style:font-size-complex="11pt"/>
    </style:style>
    <style:style style:name="T4" style:family="text">
      <style:text-properties fo:color="#00000a" style:text-line-through-style="none" style:font-name="Droid Sans" fo:font-size="11pt" fo:font-style="normal" style:text-underline-style="none" fo:font-weight="bold" style:font-name-asian="Droid Sans" style:font-size-asian="11pt" style:font-style-asian="normal" style:font-weight-asian="bold" style:font-name-complex="Droid Sans" style:font-size-complex="11pt" style:font-style-complex="normal" style:font-weight-complex="bold"/>
    </style:style>
    <style:style style:name="T5" style:family="text">
      <style:text-properties fo:color="#00000a" style:text-line-through-style="none" style:font-name="Droid Sans" fo:font-size="11pt" fo:font-style="normal" style:text-underline-style="none" fo:font-weight="normal" style:font-name-asian="Droid Sans" style:font-size-asian="11pt" style:font-style-asian="normal" style:font-weight-asian="normal" style:font-name-complex="Droid Sans" style:font-size-complex="11pt" style:font-style-complex="normal" style:font-weight-complex="normal"/>
    </style:style>
    <style:style style:name="T6" style:family="text">
      <style:text-properties fo:color="#00000a" style:text-line-through-style="none" style:font-name="Droid Sans" fo:font-size="11pt" fo:font-style="italic" style:text-underline-style="none" fo:font-weight="normal" style:font-name-asian="Droid Sans" style:font-size-asian="11pt" style:font-style-asian="italic" style:font-weight-asian="normal" style:font-name-complex="Droid Sans" style:font-size-complex="11pt" style:font-style-complex="italic" style:font-weight-complex="normal"/>
    </style:style>
    <style:style style:name="T7" style:family="text">
      <style:text-properties fo:color="#00000a" style:text-line-through-style="none" style:font-name="Droid Sans" fo:font-size="14pt" fo:font-style="normal" style:text-underline-style="none" fo:font-weight="bold" style:font-name-asian="Droid Sans" style:font-size-asian="14pt" style:font-style-asian="normal" style:font-weight-asian="bold" style:font-name-complex="Droid Sans" style:font-size-complex="14pt" style:font-style-complex="normal" style:font-weight-complex="bold"/>
    </style:style>
    <style:style style:name="T8" style:family="text">
      <style:text-properties fo:font-variant="normal" fo:text-transform="none" fo:color="#00000a" style:text-line-through-style="none" style:font-name="Droid Sans" fo:font-size="11pt" fo:letter-spacing="normal" fo:font-style="italic" style:text-underline-style="none" fo:font-weight="normal" style:font-name-asian="Droid Sans" style:font-size-asian="11pt" style:font-style-asian="italic" style:font-weight-asian="normal" style:font-name-complex="Droid Sans" style:font-size-complex="11pt" style:font-style-complex="italic" style:font-weight-complex="normal"/>
    </style:style>
    <style:style style:name="T9" style:family="text">
      <style:text-properties fo:font-variant="normal" fo:text-transform="none" fo:color="#00000a" style:text-line-through-style="none" style:font-name="Droid Sans" fo:font-size="11pt" fo:letter-spacing="normal" fo:font-style="normal" style:text-underline-style="none" fo:font-weight="normal" style:font-name-asian="Droid Sans" style:font-size-asian="11pt" style:font-style-asian="normal" style:font-weight-asian="normal" style:font-name-complex="Droid Sans" style:font-size-complex="11pt"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Diario de Doble Entrada #2</text:span></text:p>
      <text:p text:style-name="P1"><text:span text:style-name="T2">Ética</text:span><text:span text:style-name="T3"> y Profesionalismo</text:span></text:p>
      <text:p text:style-name="P7"><text:span text:style-name="T3">Leo Picado Ortega</text:span></text:p>
      <table:table table:name="Table1" table:style-name="Table1">
        <table:table-column table:style-name="Table1.A"/>
        <table:table-row>
          <table:table-cell table:style-name="Table1.A1" office:value-type="string">
            <text:p text:style-name="P2"><text:span text:style-name="T4">FOOD, INC. <text:line-break/>- Robert Kenner</text:span></text:p>
          </table:table-cell>
        </table:table-row>
      </table:table>
      <table:table table:name="Table2" table:style-name="Table2">
        <table:table-column table:style-name="Table2.A"/>
        <table:table-column table:style-name="Table2.B"/>
        <table:table-row>
          <table:table-cell table:style-name="Table2.A1" office:value-type="string">
            <text:p text:style-name="P3"><text:span text:style-name="T7">Resumen</text:span><text:span text:style-name="T7">:</text:span></text:p>
            <text:list xml:id="list76835980" text:style-name="LS1">
              <text:list-item>
                <text:p text:style-name="P9"><text:span text:style-name="T5"/></text:p>
              </text:list-item>
            </text:list>
          </table:table-cell>
          <table:table-cell table:style-name="Table2.A1" office:value-type="string">
            <text:p text:style-name="P4"><text:span text:style-name="T7">Opiniones</text:span><text:span text:style-name="T7"> </text:span><text:span text:style-name="T7">y</text:span><text:span text:style-name="T7"> </text:span><text:span text:style-name="T7">Reacciones</text:span><text:span text:style-name="T7">:</text:span></text:p>
            <text:list xml:id="list2051802710" text:style-name="LS2">
              <text:list-item>
                <text:p text:style-name="P10"><text:span text:style-name="T5"/></text:p>
              </text:list-item>
            </text:list>
          </table:table-cell>
        </table:table-row>
        <table:table-row>
          <table:table-cell table:style-name="Table2.A1" office:value-type="string">
            <text:p text:style-name="P3"><text:span text:style-name="T7">Citas</text:span><text:span text:style-name="T7"> </text:span><text:span text:style-name="T7">Textuales</text:span><text:span text:style-name="T7">:</text:span></text:p>
            <text:list xml:id="list1358670373" text:style-name="LS3">
              <text:list-item>
                <text:p text:style-name="P11"><text:span text:style-name="T8">"...this is an agreement between Smithfield and Immigrations authorities. They get rid of 15 workers per day, but you don't see any massive raids. That way it doesn't affect the production line..." </text:span><text:span text:style-name="T9">- Eduardo Peña</text:span></text:p>
              </text:list-item>
              <text:list-item>
                <text:p text:style-name="P14"><text:span text:style-name="T8">"...individual consumers changed the biggest company on earth and in so doing, probably put the last nail in the coffin for synthetic growth hormone..." </text:span><text:span text:style-name="T9">- Gary Hirshberg</text:span></text:p>
              </text:list-item>
              <text:list-item>
                <text:p text:style-name="P14"><text:span text:style-name="T8">"...for the last 25 years, our government has been dominated by the industries that it was meant to be regulating..."</text:span><text:span text:style-name="T9"> <text:s/>- Michael Pollan</text:span></text:p>
              </text:list-item>
              <text:list-item>
                <text:p text:style-name="P14"><text:span text:style-name="T8">“..you have to understand that we farmers, we're gonna deliver to the marketplace what the marketplace demands.<text:line-break/>If you want to buy $2 milk, you're gonna get a feedlot in the backyard. It's that simple.<text:line-break/>People have got to start demanding <text:s/>good, wholesome food of us.<text:line-break/>And we'll deliver. I promise you..." </text:span><text:span text:style-name="T9">- Troy Roush</text:span></text:p>
              </text:list-item>
            </text:list>
          </table:table-cell>
          <table:table-cell table:style-name="Table2.A1" office:value-type="string">
            <text:p text:style-name="P4"><text:span text:style-name="T7">Opiniones</text:span><text:span text:style-name="T7"> </text:span><text:span text:style-name="T7">y</text:span><text:span text:style-name="T7"> </text:span><text:span text:style-name="T7">Reacciones</text:span><text:span text:style-name="T7">:</text:span></text:p>
            <text:list xml:id="list485745752" text:style-name="LS4">
              <text:list-item>
                <text:p text:style-name="P12"><text:span text:style-name="T5"/></text:p>
              </text:list-item>
            </text:list>
          </table:table-cell>
        </table:table-row>
        <table:table-row>
          <table:table-cell table:style-name="Table2.A1" office:value-type="string">
            <text:p text:style-name="P15">Preguntas:</text:p>
            <text:list xml:id="list768359801" text:style-name="L1">
              <text:list-item>
                <text:p text:style-name="P6">Porque es mas caro un kilo de Brocoli (c2.475) que 3 litros de Big Cola <text:soft-page-break/>(c1.090)?</text:p>
              </text:list-item>
              <text:list-item>
                <text:p text:style-name="P6">Que estamos comiendo realmente? Porque estamos comiendolo? De donde viene lo que estamos comiendo?</text:p>
              </text:list-item>
              <text:list-item>
                <text:p text:style-name="P6">Como lograr un cambio similar al de la leche a todo nivel? Porque el gobierno no incentiva el consumo local?</text:p>
              </text:list-item>
              <text:list-item>
                <text:p text:style-name="P6">Quien provee de carnes a nuestros supermercados? Que practicas siguen?</text:p>
              </text:list-item>
            </text:list>
          </table:table-cell>
          <table:table-cell table:style-name="Table2.A1" office:value-type="string">
            <text:p text:style-name="P4"><text:span text:style-name="T7">Opiniones</text:span><text:span text:style-name="T7"> </text:span><text:span text:style-name="T7">y</text:span><text:span text:style-name="T7"> </text:span><text:span text:style-name="T7">Reacciones</text:span><text:span text:style-name="T7">:</text:span></text:p>
            <text:list xml:id="list2100673201" text:style-name="LS6">
              <text:list-item>
                <text:p text:style-name="P13"><text:span text:style-name="T5"/></text:p>
              </text:list-item>
            </text:list>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ce style:name="Droid Sans" svg:font-family="'Droid Sans'"/>
    <style:font-face style:name="Georgia" svg:font-family="Georgia"/>
    <style:font-face style:name="Droid Sans Mono" svg:font-family="'Droid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line-height="115%" fo:break-before="auto" fo:break-after="auto"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fo:line-height="115%"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line-height="115%"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line-height="115%"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line-height="115%"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line-height="115%"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Mono" style:font-size-asian="10pt" style:font-name-complex="Droid Sans Mono" style:font-size-complex="10pt"/>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1">
        <style:list-level-properties text:space-before="0.75in"/>
      </text:list-level-style-number>
      <text:list-level-style-number text:level="3" text:style-name="List1Level2" style:num-suffix="." style:num-format="1">
        <style:list-level-properties text:min-label-width="1in" fo:text-align="end"/>
      </text:list-level-style-number>
      <text:list-level-style-number text:level="4" text:style-name="List1Level3" style:num-suffix="." style:num-format="1">
        <style:list-level-properties text:space-before="1.75in"/>
      </text:list-level-style-number>
      <text:list-level-style-number text:level="5" text:style-name="List1Level4" style:num-suffix="." style:num-format="1">
        <style:list-level-properties text:space-before="2.25in"/>
      </text:list-level-style-number>
      <text:list-level-style-number text:level="6" text:style-name="List1Level5" style:num-suffix="." style:num-format="1">
        <style:list-level-properties text:min-label-width="1.75in" fo:text-align="end"/>
      </text:list-level-style-number>
      <text:list-level-style-number text:level="7" text:style-name="List1Level6" style:num-suffix="." style:num-format="1">
        <style:list-level-properties text:space-before="3.25in"/>
      </text:list-level-style-number>
      <text:list-level-style-number text:level="8" text:style-name="List1Level7" style:num-suffix="." style:num-format="1">
        <style:list-level-properties text:space-before="3.75in"/>
      </text:list-level-style-number>
      <text:list-level-style-number text:level="9" text:style-name="List1Level8" style:num-suffix="." style:num-format="1">
        <style:list-level-properties text:min-label-width="2.5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1">
        <style:list-level-properties text:space-before="0.75in"/>
      </text:list-level-style-number>
      <text:list-level-style-number text:level="3" text:style-name="List2Level2" style:num-suffix="." style:num-format="1">
        <style:list-level-properties text:min-label-width="1in" fo:text-align="end"/>
      </text:list-level-style-number>
      <text:list-level-style-number text:level="4" text:style-name="List2Level3" style:num-suffix="." style:num-format="1">
        <style:list-level-properties text:space-before="1.75in"/>
      </text:list-level-style-number>
      <text:list-level-style-number text:level="5" text:style-name="List2Level4" style:num-suffix="." style:num-format="1">
        <style:list-level-properties text:space-before="2.25in"/>
      </text:list-level-style-number>
      <text:list-level-style-number text:level="6" text:style-name="List2Level5" style:num-suffix="." style:num-format="1">
        <style:list-level-properties text:min-label-width="1.75in" fo:text-align="end"/>
      </text:list-level-style-number>
      <text:list-level-style-number text:level="7" text:style-name="List2Level6" style:num-suffix="." style:num-format="1">
        <style:list-level-properties text:space-before="3.25in"/>
      </text:list-level-style-number>
      <text:list-level-style-number text:level="8" text:style-name="List2Level7" style:num-suffix="." style:num-format="1">
        <style:list-level-properties text:space-before="3.75in"/>
      </text:list-level-style-number>
      <text:list-level-style-number text:level="9" text:style-name="List2Level8" style:num-suffix="." style:num-format="1">
        <style:list-level-properties text:min-label-width="2.5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1">
        <style:list-level-properties text:space-before="0.75in"/>
      </text:list-level-style-number>
      <text:list-level-style-number text:level="3" text:style-name="List3Level2" style:num-suffix="." style:num-format="1">
        <style:list-level-properties text:min-label-width="1in" fo:text-align="end"/>
      </text:list-level-style-number>
      <text:list-level-style-number text:level="4" text:style-name="List3Level3" style:num-suffix="." style:num-format="1">
        <style:list-level-properties text:space-before="1.75in"/>
      </text:list-level-style-number>
      <text:list-level-style-number text:level="5" text:style-name="List3Level4" style:num-suffix="." style:num-format="1">
        <style:list-level-properties text:space-before="2.25in"/>
      </text:list-level-style-number>
      <text:list-level-style-number text:level="6" text:style-name="List3Level5" style:num-suffix="." style:num-format="1">
        <style:list-level-properties text:min-label-width="1.75in" fo:text-align="end"/>
      </text:list-level-style-number>
      <text:list-level-style-number text:level="7" text:style-name="List3Level6" style:num-suffix="." style:num-format="1">
        <style:list-level-properties text:space-before="3.25in"/>
      </text:list-level-style-number>
      <text:list-level-style-number text:level="8" text:style-name="List3Level7" style:num-suffix="." style:num-format="1">
        <style:list-level-properties text:space-before="3.75in"/>
      </text:list-level-style-number>
      <text:list-level-style-number text:level="9" text:style-name="List3Level8" style:num-suffix="." style:num-format="1">
        <style:list-level-properties text:min-label-width="2.5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1">
        <style:list-level-properties text:space-before="0.75in"/>
      </text:list-level-style-number>
      <text:list-level-style-number text:level="3" text:style-name="List4Level2" style:num-suffix="." style:num-format="1">
        <style:list-level-properties text:min-label-width="1in" fo:text-align="end"/>
      </text:list-level-style-number>
      <text:list-level-style-number text:level="4" text:style-name="List4Level3" style:num-suffix="." style:num-format="1">
        <style:list-level-properties text:space-before="1.75in"/>
      </text:list-level-style-number>
      <text:list-level-style-number text:level="5" text:style-name="List4Level4" style:num-suffix="." style:num-format="1">
        <style:list-level-properties text:space-before="2.25in"/>
      </text:list-level-style-number>
      <text:list-level-style-number text:level="6" text:style-name="List4Level5" style:num-suffix="." style:num-format="1">
        <style:list-level-properties text:min-label-width="1.75in" fo:text-align="end"/>
      </text:list-level-style-number>
      <text:list-level-style-number text:level="7" text:style-name="List4Level6" style:num-suffix="." style:num-format="1">
        <style:list-level-properties text:space-before="3.25in"/>
      </text:list-level-style-number>
      <text:list-level-style-number text:level="8" text:style-name="List4Level7" style:num-suffix="." style:num-format="1">
        <style:list-level-properties text:space-before="3.75in"/>
      </text:list-level-style-number>
      <text:list-level-style-number text:level="9" text:style-name="List4Level8" style:num-suffix="." style:num-format="1">
        <style:list-level-properties text:min-label-width="2.5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1">
        <style:list-level-properties text:space-before="0.75in"/>
      </text:list-level-style-number>
      <text:list-level-style-number text:level="3" text:style-name="List5Level2" style:num-suffix="." style:num-format="1">
        <style:list-level-properties text:min-label-width="1in" fo:text-align="end"/>
      </text:list-level-style-number>
      <text:list-level-style-number text:level="4" text:style-name="List5Level3" style:num-suffix="." style:num-format="1">
        <style:list-level-properties text:space-before="1.75in"/>
      </text:list-level-style-number>
      <text:list-level-style-number text:level="5" text:style-name="List5Level4" style:num-suffix="." style:num-format="1">
        <style:list-level-properties text:space-before="2.25in"/>
      </text:list-level-style-number>
      <text:list-level-style-number text:level="6" text:style-name="List5Level5" style:num-suffix="." style:num-format="1">
        <style:list-level-properties text:min-label-width="1.75in" fo:text-align="end"/>
      </text:list-level-style-number>
      <text:list-level-style-number text:level="7" text:style-name="List5Level6" style:num-suffix="." style:num-format="1">
        <style:list-level-properties text:space-before="3.25in"/>
      </text:list-level-style-number>
      <text:list-level-style-number text:level="8" text:style-name="List5Level7" style:num-suffix="." style:num-format="1">
        <style:list-level-properties text:space-before="3.75in"/>
      </text:list-level-style-number>
      <text:list-level-style-number text:level="9" text:style-name="List5Level8" style:num-suffix="." style:num-format="1">
        <style:list-level-properties text:min-label-width="2.5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1">
        <style:list-level-properties text:space-before="0.75in"/>
      </text:list-level-style-number>
      <text:list-level-style-number text:level="3" text:style-name="List6Level2" style:num-suffix="." style:num-format="1">
        <style:list-level-properties text:min-label-width="1in" fo:text-align="end"/>
      </text:list-level-style-number>
      <text:list-level-style-number text:level="4" text:style-name="List6Level3" style:num-suffix="." style:num-format="1">
        <style:list-level-properties text:space-before="1.75in"/>
      </text:list-level-style-number>
      <text:list-level-style-number text:level="5" text:style-name="List6Level4" style:num-suffix="." style:num-format="1">
        <style:list-level-properties text:space-before="2.25in"/>
      </text:list-level-style-number>
      <text:list-level-style-number text:level="6" text:style-name="List6Level5" style:num-suffix="." style:num-format="1">
        <style:list-level-properties text:min-label-width="1.75in" fo:text-align="end"/>
      </text:list-level-style-number>
      <text:list-level-style-number text:level="7" text:style-name="List6Level6" style:num-suffix="." style:num-format="1">
        <style:list-level-properties text:space-before="3.25in"/>
      </text:list-level-style-number>
      <text:list-level-style-number text:level="8" text:style-name="List6Level7" style:num-suffix="." style:num-format="1">
        <style:list-level-properties text:space-before="3.75in"/>
      </text:list-level-style-number>
      <text:list-level-style-number text:level="9" text:style-name="List6Level8" style:num-suffix="." style:num-format="1">
        <style:list-level-properties text:min-label-width="2.5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dc:creator>Leo Picado</dc:creator>
    <meta:editing-cycles>9</meta:editing-cycles>
    <dc:date>2013-02-25T00:30:21</dc:date>
    <meta:editing-duration>PT1H17M46S</meta:editing-duration>
    <meta:document-statistic meta:table-count="2" meta:image-count="0" meta:object-count="0" meta:page-count="2" meta:paragraph-count="18" meta:word-count="237" meta:character-count="1400" meta:non-whitespace-character-count="1186"/>
  </office:meta>
</office:document-meta>
</file>